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2pt" style:font-size-asian="12pt" style:font-size-complex="12pt"/>
    </style:style>
    <style:style style:name="P2" style:family="paragraph" style:parent-style-name="HTML_20_Preformatted" style:master-page-name="">
      <style:paragraph-properties fo:margin-top="0cm" fo:margin-bottom="0.499cm" loext:contextual-spacing="false" fo:orphans="2" fo:widows="2" style:page-number="auto" fo:keep-with-next="always"/>
    </style:style>
    <style:style style:name="P3" style:family="paragraph" style:parent-style-name="Standard" style:master-page-name="">
      <style:paragraph-properties fo:margin-top="0cm" fo:margin-bottom="0.499cm" loext:contextual-spacing="false" fo:orphans="2" fo:widows="2" style:page-number="auto"/>
      <style:text-properties fo:color="#663366" style:font-name="Liberation Sans" fo:font-size="20pt" fo:font-weight="bold" style:font-size-asian="20pt" style:font-weight-asian="bold" style:font-name-complex="Arial" style:font-size-complex="20pt" style:font-weight-complex="bold"/>
    </style:style>
    <style:style style:name="P4"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5" style:family="paragraph" style:parent-style-name="Standard">
      <style:paragraph-properties fo:margin-top="0cm" fo:margin-bottom="0.499cm" loext:contextual-spacing="false" fo:orphans="2" fo:widows="2"/>
      <style:text-properties style:font-name="Liberation Serif" fo:font-size="12pt" style:font-size-asian="12pt" style:font-size-complex="12pt"/>
    </style:style>
    <style:style style:name="P6" style:family="paragraph" style:parent-style-name="Standard">
      <style:paragraph-properties fo:margin-top="0cm" fo:margin-bottom="0.499cm" loext:contextual-spacing="false" fo:orphans="2" fo:widows="2"/>
    </style:style>
    <style:style style:name="P7" style:family="paragraph" style:parent-style-name="Standard">
      <style:paragraph-properties fo:margin-top="0cm" fo:margin-bottom="0.499cm" loext:contextual-spacing="false" fo:orphans="2" fo:widows="2"/>
      <style:text-properties officeooo:paragraph-rsid="00114cb8"/>
    </style:style>
    <style:style style:name="P8" style:family="paragraph" style:parent-style-name="Standard">
      <style:paragraph-properties fo:margin-top="0cm" fo:margin-bottom="0.499cm" loext:contextual-spacing="false" fo:orphans="2" fo:widows="2"/>
      <style:text-properties style:font-name="Liberation Mono" fo:font-size="12pt" style:font-size-asian="12pt" style:font-size-complex="12pt"/>
    </style:style>
    <style:style style:name="P9" style:family="paragraph" style:parent-style-name="Standard">
      <style:paragraph-properties fo:margin-top="0cm" fo:margin-bottom="0.499cm" loext:contextual-spacing="false" fo:orphans="2" fo:widows="2"/>
      <style:text-properties style:font-name="Liberation Sans1" fo:font-size="12pt" fo:font-weight="bold" style:font-size-asian="12pt" style:font-weight-asian="bold" style:font-name-complex="Verdana" style:font-size-complex="12pt" style:font-weight-complex="bold"/>
    </style:style>
    <style:style style:name="P10" style:family="paragraph" style:parent-style-name="Standard">
      <style:paragraph-properties fo:margin-top="0cm" fo:margin-bottom="0.499cm" loext:contextual-spacing="false" fo:orphans="2" fo:widows="2"/>
      <style:text-properties fo:color="#663366" style:font-name="Liberation Sans" fo:font-size="12pt" fo:font-weight="bold" style:font-size-asian="12pt" style:font-weight-asian="bold" style:font-name-complex="Arial" style:font-size-complex="12pt" style:font-weight-complex="bold"/>
    </style:style>
    <style:style style:name="P11" style:family="paragraph" style:parent-style-name="Standard">
      <style:paragraph-properties fo:margin-top="0cm" fo:margin-bottom="0.499cm" loext:contextual-spacing="false" fo:orphans="2" fo:widows="2"/>
      <style:text-properties fo:color="#663366" style:font-name="Liberation Sans" fo:font-size="12pt" fo:font-weight="bold" style:font-name-asian="Times New Roman" style:font-size-asian="12pt" style:font-name-complex="Arial" style:font-size-complex="12pt"/>
    </style:style>
    <style:style style:name="P12" style:family="paragraph" style:parent-style-name="Standard">
      <style:paragraph-properties fo:margin-top="0cm" fo:margin-bottom="0.499cm" loext:contextual-spacing="false" fo:orphans="2" fo:widows="2"/>
      <style:text-properties fo:color="#663366" style:font-name="Liberation Serif" fo:font-size="12pt" fo:font-weight="bold" style:font-size-asian="12pt" style:font-weight-asian="bold" style:font-name-complex="Arial" style:font-size-complex="12pt" style:font-weight-complex="bold"/>
    </style:style>
    <style:style style:name="P13" style:family="paragraph" style:parent-style-name="Standard">
      <style:paragraph-properties fo:margin-top="0cm" fo:margin-bottom="0.499cm" loext:contextual-spacing="false" fo:orphans="2" fo:widows="2"/>
      <style:text-properties fo:color="#663366" style:font-name="Liberation Serif" fo:font-size="12pt" fo:font-weight="bold" officeooo:paragraph-rsid="00114cb8" style:font-size-asian="12pt" style:font-weight-asian="bold" style:font-name-complex="Arial" style:font-size-complex="12pt" style:font-weight-complex="bold"/>
    </style:style>
    <style:style style:name="P14" style:family="paragraph" style:parent-style-name="Standard">
      <style:paragraph-properties fo:margin-top="0cm" fo:margin-bottom="0.499cm" loext:contextual-spacing="false" fo:orphans="2" fo:widows="2"/>
      <style:text-properties fo:color="#663366" style:font-name="Liberation Serif" fo:font-size="12pt" style:font-name-asian="Times New Roman" style:font-size-asian="12pt" style:font-name-complex="Arial" style:font-size-complex="12pt"/>
    </style:style>
    <style:style style:name="P15" style:family="paragraph" style:parent-style-name="Standard">
      <style:paragraph-properties fo:margin-top="0cm" fo:margin-bottom="0.499cm" loext:contextual-spacing="false" fo:orphans="2" fo:widows="2"/>
      <style:text-properties fo:color="#663366" style:font-name="Liberation Sans1" fo:font-size="12pt" fo:font-weight="bold" style:font-name-asian="Times New Roman" style:font-size-asian="12pt" style:font-weight-asian="bold" style:font-name-complex="Arial" style:font-size-complex="12pt" style:font-weight-complex="bold"/>
    </style:style>
    <style:style style:name="P16" style:family="paragraph" style:parent-style-name="Standard">
      <style:paragraph-properties fo:margin-top="0cm" fo:margin-bottom="0.499cm" loext:contextual-spacing="false" fo:orphans="2" fo:widows="2" fo:keep-with-next="always"/>
      <style:text-properties fo:font-size="12pt" style:font-size-asian="12pt" style:font-size-complex="12pt"/>
    </style:style>
    <style:style style:name="P17" style:family="paragraph" style:parent-style-name="HTML_20_Preformatted">
      <style:paragraph-properties fo:margin-top="0cm" fo:margin-bottom="0.499cm" loext:contextual-spacing="false" fo:orphans="2" fo:widows="2"/>
    </style:style>
    <style:style style:name="P18" style:family="paragraph" style:parent-style-name="Standard">
      <style:paragraph-properties fo:margin-top="0cm" fo:margin-bottom="0.499cm" loext:contextual-spacing="false" fo:orphans="2" fo:widows="2"/>
      <style:text-properties style:font-name="Liberation Serif" fo:font-size="12pt" officeooo:paragraph-rsid="00114cb8" style:font-size-asian="12pt" style:font-size-complex="12pt"/>
    </style:style>
    <style:style style:name="P19" style:family="paragraph" style:parent-style-name="Standard">
      <style:paragraph-properties fo:margin-top="0cm" fo:margin-bottom="0.499cm" loext:contextual-spacing="false" fo:orphans="2" fo:widows="2"/>
      <style:text-properties style:font-name="Liberation Serif" fo:font-size="10pt" style:font-size-asian="10pt" style:font-size-complex="10pt"/>
    </style:style>
    <style:style style:name="P20" style:family="paragraph" style:parent-style-name="Standard">
      <style:paragraph-properties fo:margin-top="0cm" fo:margin-bottom="0.499cm" loext:contextual-spacing="false" fo:orphans="2" fo:widows="2"/>
      <style:text-properties style:font-name="Liberation Serif" fo:font-size="10pt" officeooo:rsid="00114cb8" officeooo:paragraph-rsid="00114cb8" style:font-size-asian="10pt" style:font-size-complex="10pt"/>
    </style:style>
    <style:style style:name="P21" style:family="paragraph" style:parent-style-name="Standard">
      <style:paragraph-properties fo:margin-top="0cm" fo:margin-bottom="0.499cm" loext:contextual-spacing="false" fo:orphans="2" fo:widows="2"/>
      <style:text-properties fo:color="#663366" style:font-name="Liberation Sans" fo:font-size="12pt" fo:font-weight="bold" officeooo:paragraph-rsid="00114cb8" style:font-name-asian="Times New Roman" style:font-size-asian="12pt" style:font-weight-asian="bold" style:font-name-complex="Arial" style:font-size-complex="12pt" style:font-weight-complex="bold"/>
    </style:style>
    <style:style style:name="P22" style:family="paragraph" style:parent-style-name="Standard" style:list-style-name="WW8Num4">
      <style:paragraph-properties fo:margin-top="0cm" fo:margin-bottom="0.499cm" loext:contextual-spacing="false" fo:orphans="2" fo:widows="2"/>
    </style:style>
    <style:style style:name="P23" style:family="paragraph" style:parent-style-name="Standard">
      <style:paragraph-properties fo:margin-top="0cm" fo:margin-bottom="0.499cm" loext:contextual-spacing="false" fo:orphans="2" fo:widows="2"/>
      <style:text-properties fo:font-size="10pt" officeooo:paragraph-rsid="00114cb8" style:font-size-asian="10pt" style:font-size-complex="10pt"/>
    </style:style>
    <style:style style:name="P24" style:family="paragraph" style:parent-style-name="Heading_20_2">
      <style:paragraph-properties fo:margin-top="0cm" fo:margin-bottom="0.499cm" loext:contextual-spacing="false" fo:orphans="2" fo:widows="2"/>
      <style:text-properties style:font-name="Liberation Sans1" fo:font-size="12pt" style:font-name-asian="Times New Roman" style:font-size-asian="12pt" style:font-name-complex="Verdana" style:font-size-complex="12pt"/>
    </style:style>
    <style:style style:name="P25"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2pt" style:font-size-asian="12pt" style:font-size-complex="12pt"/>
    </style:style>
    <style:style style:name="P26"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2pt" style:font-name-asian="Times New Roman" style:font-size-asian="12pt" style:font-name-complex="Verdana" style:font-size-complex="12pt"/>
    </style:style>
    <style:style style:name="P27" style:family="paragraph" style:parent-style-name="Heading_20_3">
      <style:paragraph-properties fo:margin-top="0cm" fo:margin-bottom="0.499cm" loext:contextual-spacing="false" fo:orphans="2" fo:widows="2"/>
      <style:text-properties style:font-name="Liberation Sans1" fo:font-size="12pt" style:font-name-asian="Times New Roman" style:font-size-asian="12pt" style:font-name-complex="Verdana" style:font-size-complex="12pt"/>
    </style:style>
    <style:style style:name="P28"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2pt" style:font-name-asian="Times New Roman" style:font-size-asian="12pt" style:font-name-complex="Verdana" style:font-size-complex="12pt"/>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style:font-name="Liberation Serif" fo:font-weight="bold" style:font-weight-asian="bold" style:font-weight-complex="bold"/>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14cb8" style:font-size-asian="12pt" style:font-size-complex="12pt"/>
    </style:style>
    <style:style style:name="T6" style:family="text">
      <style:text-properties style:font-name="Liberation Serif" fo:font-size="12pt" style:font-size-asian="12pt" style:font-name-complex="Courier New" style:font-size-complex="12pt"/>
    </style:style>
    <style:style style:name="T7" style:family="text">
      <style:text-properties style:font-name="Liberation Serif" fo:font-size="12pt" style:font-size-asian="12pt" style:font-name-complex="Verdana" style:font-size-complex="12pt"/>
    </style:style>
    <style:style style:name="T8" style:family="text">
      <style:text-properties style:font-name="Liberation Serif" fo:font-size="12pt" fo:font-weight="bold" style:font-size-asian="12pt" style:font-weight-asian="bold" style:font-size-complex="12pt" style:font-weight-complex="bold"/>
    </style:style>
    <style:style style:name="T9" style:family="text">
      <style:text-properties style:font-name="Liberation Serif" fo:font-size="12pt" fo:font-weight="normal" style:font-size-asian="12pt" style:font-weight-asian="normal" style:font-name-complex="Verdana" style:font-size-complex="12pt" style:font-weight-complex="normal"/>
    </style:style>
    <style:style style:name="T10" style:family="text">
      <style:text-properties style:font-name="Liberation Serif" fo:font-size="12pt" style:text-underline-style="solid" style:text-underline-width="auto" style:text-underline-color="font-color" style:font-size-asian="12pt" style:font-size-complex="12pt"/>
    </style:style>
    <style:style style:name="T11" style:family="text">
      <style:text-properties style:font-name="Liberation Serif" fo:font-size="12pt" style:font-name-asian="Courier" style:font-size-asian="12pt" style:font-size-complex="12pt"/>
    </style:style>
    <style:style style:name="T12" style:family="text">
      <style:text-properties style:font-name="Liberation Serif" officeooo:rsid="00114cb8"/>
    </style:style>
    <style:style style:name="T13" style:family="text">
      <style:text-properties fo:color="#663366" style:font-name="Liberation Sans" fo:font-weight="bold" style:font-weight-asian="bold" style:font-name-complex="Arial" style:font-weight-complex="bold"/>
    </style:style>
    <style:style style:name="T14" style:family="text">
      <style:text-properties fo:color="#663366" style:font-name-complex="Arial"/>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style:font-name="Liberation Mono"/>
    </style:style>
    <style:style style:name="T18" style:family="text">
      <style:text-properties style:font-name="Liberation Mono" fo:font-size="12pt" style:font-size-asian="12pt" style:font-name-complex="Courier New" style:font-size-complex="12pt"/>
    </style:style>
    <style:style style:name="T19" style:family="text">
      <style:text-properties style:font-name="Liberation Mono" fo:font-size="12pt" officeooo:rsid="000fb186" style:font-size-asian="12pt" style:font-name-complex="Courier New" style:font-size-complex="12pt"/>
    </style:style>
    <style:style style:name="T20" style:family="text">
      <style:text-properties style:font-name="Liberation Mono" fo:font-size="12pt" style:font-size-asian="12pt" style:font-size-complex="12pt"/>
    </style:style>
    <style:style style:name="T21" style:family="text">
      <style:text-properties style:font-name="Liberation Mono" fo:font-size="12pt" officeooo:rsid="000fb186" style:font-size-asian="12pt" style:font-size-complex="12pt"/>
    </style:style>
    <style:style style:name="T22" style:family="text">
      <style:text-properties style:font-name="Liberation Mono" fo:font-size="12pt" fo:font-weight="normal" style:font-size-asian="12pt" style:font-weight-asian="normal" style:font-name-complex="Courier New" style:font-size-complex="12pt" style:font-weight-complex="normal"/>
    </style:style>
    <style:style style:name="T23" style:family="text">
      <style:text-properties style:font-name="Liberation Mono" fo:font-size="12pt" style:font-name-asian="Courier" style:font-size-asian="12pt" style:font-size-complex="12pt"/>
    </style:style>
    <style:style style:name="T24" style:family="text">
      <style:text-properties style:font-name="Liberation Sans1" fo:font-weight="normal" style:font-weight-asian="normal" style:font-name-complex="Verdana" style:font-weight-complex="normal"/>
    </style:style>
    <style:style style:name="T25" style:family="text">
      <style:text-properties officeooo:rsid="000fb186"/>
    </style:style>
    <style:style style:name="T26" style:family="text">
      <style:text-properties style:font-name-asian="Times New Roman" style:font-name-complex="Verdana"/>
    </style:style>
    <style:style style:name="T27" style:family="text">
      <style:text-properties officeooo:rsid="000fb186" style:font-name-asian="Times New Roman"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VB Manual – LVB phylogeny program, version 3.<text:span text:style-name="T25">1</text:span></text:p>
      <text:p text:style-name="P9"/>
      <text:p text:style-name="P9"/>
      <text:p text:style-name="P4"><text:span text:style-name="T14">Download</text:span><text:span text:style-name="T24">: </text:span><text:a xlink:type="simple" xlink:href="http://eggg.st-andrews.ac.uk/lvb" text:style-name="Internet_20_link" text:visited-style-name="Visited_20_Internet_20_Link"><text:span text:style-name="Internet_20_link"><text:span text:style-name="T24">http://eggg.st-andrews.ac.uk/lvb</text:span></text:span></text:a></text:p>
      <text:p text:style-name="P4"><text:span text:style-name="T14">Contact</text:span><text:span text:style-name="T24">: Daniel Barker, email </text:span><text:a xlink:type="simple" xlink:href="mailto:db60@st-andrews.ac.uk" text:style-name="Internet_20_link" text:visited-style-name="Visited_20_Internet_20_Link"><text:span text:style-name="T24">db60@st-andrews.ac.uk</text:span></text:a></text:p>
      <text:p text:style-name="P10"/>
      <text:p text:style-name="P10"/>
      <text:p text:style-name="P5"><text:bookmark-start text:name="copyright"/><text:span text:style-name="T13">COPYRIGHT</text:span><text:bookmark-end text:name="copyright"/> </text:p>
      <text:p text:style-name="P19">Part of this document is based on PHYLIP documentation (see ‘Acknowledgements’, below).</text:p>
      <text:p text:style-name="P19">The PHYLIP component of this document:</text:p>
      <text:p text:style-name="P23"><text:span text:style-name="T1">© </text:span>Copyright 1980-2014, Joseph Felsenstein<text:span text:style-name="T1"><text:line-break/></text:span><text:span text:style-name="T12">All rights reserved.</text:span></text:p>
      <text:p text:style-name="P19">The remainder of this document:</text:p>
      <text:p text:style-name="P20">© Copyright 2003-2012 by Daniel Barker<text:line-break/>© Copyright 2013, 2014 by Daniel Barker and Maximilian Strobl<text:line-break/>© Copyright 2014 by Daniel Barker, Miguel Pinheiro and Maximilian Strobl<text:line-break/>All rights reserved.</text:p>
      <text:p text:style-name="P20">Redistribution and use in source and binary forms, with or without modification, are permitted provided that the following conditions are met:</text:p>
      <text:p text:style-name="P20">1. Redistributions of source code must retain the above copyright notice, this list of conditions and the following disclaimer.</text:p>
      <text:p text:style-name="P20">2. Redistributions in binary form must reproduce the above copyright notice, this list of conditions and the following disclaimer in the documentation and/or other materials provided with the distribution.</text:p>
      <text:p text:style-name="P20">3. Neither the name of the copyright holder nor the names of its contributors may be used to endorse or promote products derived from this software without specific prior written permission.</text:p>
      <text:p text:style-name="P20">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2"><text:soft-page-break/></text:p>
      <text:p text:style-name="P5"><text:bookmark text:name="description"/><text:span text:style-name="T13">DESCRIPTION</text:span> </text:p>
      <text:p text:style-name="P7"><text:span text:style-name="Strong_20_Emphasis"><text:span text:style-name="T4">lvb</text:span></text:span><text:span text:style-name="T4">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18"/>
      <text:p text:style-name="P21"><text:bookmark text:name="citing_lvb"/>CITING LVB</text:p>
      <text:p text:style-name="P1">Please cite the following paper if you use LVB:</text:p>
      <text:p text:style-name="P16"><text:span text:style-name="T1">Barker, D. 2004. LVB: Parsimony and simulated annealing in the search for phylogenetic trees. </text:span><text:span text:style-name="T2">Bioinformatics</text:span><text:span text:style-name="T1">, </text:span><text:span text:style-name="T3">20</text:span><text:span text:style-name="T1">, 274-275.</text:span></text:p>
      <text:p text:style-name="P5">The following may also be relevant:</text:p>
      <text:p text:style-name="P6"><text:span text:style-name="T4">LVB. </text:span><text:a xlink:type="simple" xlink:href="http://eggg.st-andrews.ac.uk/lvb" text:style-name="Internet_20_link" text:visited-style-name="Visited_20_Internet_20_Link"><text:span text:style-name="T4">http://eggg.st-andrews.ac.uk/lvb</text:span></text:a><text:span text:style-name="T4">.</text:span></text:p>
      <text:p text:style-name="P5">Barker, D. 1999. <text:span text:style-name="T15">Simulated annealing in the Search for Phylogenetic Trees</text:span>. PhD Thesis, University of Edinburgh.</text:p>
      <text:p text:style-name="P5">Barker, D. 1997. <text:span text:style-name="T15">LVB 1.0: Reconstructing Evolution with Parsimony and Simulated Annealing</text:span> (Edinburgh: Daniel Barker).</text:p>
      <text:p text:style-name="P14"/>
      <text:p text:style-name="P14"/>
      <text:p text:style-name="P11"><text:bookmark text:name="running_lvb"/>RUNNING LVB</text:p>
      <text:p text:style-name="P6"><text:span text:style-name="Strong_20_Emphasis"><text:span text:style-name="T4">lvb</text:span></text:span><text:span text:style-name="T4"> is a command-line program.</text:span></text:p>
      <text:p text:style-name="P6"><text:span text:style-name="Strong_20_Emphasis"><text:span text:style-name="T4">lvb</text:span></text:span><text:span text:style-name="T4"> reads the alignment file from the current directory (folder) and writes its main output to a file in the current directory. The user is prompted for the matrix format,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4">lvb</text:span></text:span><text:span text:style-name="T4"> logs progress information and errors to the screen.</text:span></text:p>
      <text:h text:style-name="P24" text:outline-level="2"><text:bookmark text:name="macos_x"/>Apple Mac OS X</text:h>
      <text:p text:style-name="P5">The OS X version of LVB runs under OS X 10.7 (Lion). It is also expected to run on more recent versions of OS X.</text:p>
      <text:p text:style-name="P6"><text:soft-page-break/><text:span text:style-name="T4">After downloading, extract </text:span><text:span text:style-name="HTML_20_Code"><text:span text:style-name="T18">lvb</text:span></text:span><text:span text:style-name="T4"> from the file </text:span><text:span text:style-name="HTML_20_Code"><text:span text:style-name="T18">lvb_3.</text:span></text:span><text:span text:style-name="HTML_20_Code"><text:span text:style-name="T19">1</text:span></text:span><text:span text:style-name="HTML_20_Code"><text:span text:style-name="T18">_macos.tar.gz</text:span></text:span><text:span text:style-name="T4">. Once this is done, you may launch it from the Terminal command-line. Terminal is found in the </text:span><text:span text:style-name="HTML_20_Code"><text:span text:style-name="T18">Applications/Utilities</text:span></text:span><text:span text:style-name="T4"> folder. If </text:span><text:span text:style-name="Strong_20_Emphasis"><text:span text:style-name="T4">lvb</text:span></text:span><text:span text:style-name="T4"> is on your desktop, you may launch it by typing the following commands in Terminal:</text:span></text:p>
      <text:p text:style-name="P17"><text:span text:style-name="HTML_20_Code"><text:span text:style-name="T20">cd Desktop</text:span></text:span><text:span text:style-name="T20"> </text:span><text:span text:style-name="HTML_20_Code"><text:span text:style-name="T20">./lvb</text:span></text:span></text:p>
      <text:p text:style-name="P6"><text:span text:style-name="T4">If </text:span><text:span text:style-name="HTML_20_Code"><text:span text:style-name="T18">lvb</text:span></text:span><text:span text:style-name="T4"> is in a directory in your </text:span><text:span text:style-name="HTML_20_Code"><text:span text:style-name="T18">PATH</text:span></text:span><text:span text:style-name="T4"> environment variable, it should be accessible in Terminal from any location, just by entering the following command:</text:span></text:p>
      <text:p text:style-name="P8">lvb</text:p>
      <text:h text:style-name="P25" text:outline-level="2"><text:span text:style-name="T26">Other Linux and UNIX systems </text:span><text:span text:style-name="T27">(including Raspbian)</text:span></text:h>
      <text:p text:style-name="P6"><text:span text:style-name="T4">After downloading, compile </text:span><text:span text:style-name="Strong_20_Emphasis"><text:span text:style-name="T4">lvb</text:span></text:span><text:span text:style-name="T4"> from the source code (see ‘Compiling LVB’, below). Once this is done, it may be launched as for Apple Mac OS X (see above). The only difference may be in the mechanism to start a terminal.</text:span></text:p>
      <text:h text:style-name="P24" text:outline-level="2">Other systems</text:h>
      <text:p text:style-name="P6"><text:span text:style-name="T4">It should be possible to compile and run </text:span><text:span text:style-name="Strong_20_Emphasis"><text:span text:style-name="T4">lvb</text:span></text:span><text:span text:style-name="T4"> on Windows and many other operating systems, if you have a C compiler. The details will vary, but to help you get started see ‘Compiling LVB’, below. </text:span></text:p>
      <text:p text:style-name="P14"/>
      <text:p text:style-name="P14"/>
      <text:p text:style-name="P15"><text:bookmark text:name="input"/>INPUT</text:p>
      <text:h text:style-name="P24" text:outline-level="2"><text:bookmark text:name="keyboard_(standard_input)"/>Keyboard (standard input)</text:h>
      <text:p text:style-name="P6"><text:span text:style-name="T4">Keyboard input is case-independent. So, for example, where the instructions below suggest you type </text:span><text:span text:style-name="HTML_20_Code"><text:span text:style-name="T18">I</text:span></text:span><text:span text:style-name="T4">, typing </text:span><text:span text:style-name="HTML_20_Code"><text:span text:style-name="T18">i</text:span></text:span><text:span text:style-name="T4"> will have the same effect.</text:span></text:p>
      <text:h text:style-name="P27" text:outline-level="3">Data matrix format</text:h>
      <text:p text:style-name="P6"><text:span text:style-name="Strong_20_Emphasis"><text:span text:style-name="T4">lvb</text:span></text:span><text:span text:style-name="T4"> can read matrices in PHYLIP 3.6 </text:span><text:span text:style-name="Emphasis"><text:span text:style-name="T4">interleaved</text:span></text:span><text:span text:style-name="T4"> or PHYLIP 3.6 </text:span><text:span text:style-name="Emphasis"><text:span text:style-name="T4">sequential</text:span></text:span><text:span text:style-name="T4"> format. These are described in the section on </text:span><text:span text:style-name="T20">infile</text:span><text:span text:style-name="T4">, below.</text:span></text:p>
      <text:p text:style-name="P6"><text:span text:style-name="T4">When prompted for the data matrix format, type </text:span><text:span text:style-name="HTML_20_Code"><text:span text:style-name="T18">I</text:span></text:span><text:span text:style-name="T4"> or </text:span><text:span text:style-name="HTML_20_Code"><text:span text:style-name="T18">S</text:span></text:span><text:span text:style-name="T4"> followed by </text:span><text:span text:style-name="HTML_20_Code"><text:span text:style-name="T18">RETURN</text:span></text:span><text:span text:style-name="T4">, for ‘interleaved’ or ‘sequential’, respectively.</text:span></text:p>
      <text:h text:style-name="P28" text:outline-level="3"><text:bookmark text:name="treatment_of_gaps"/>Treatment of gaps</text:h>
      <text:p text:style-name="P6"><text:span text:style-name="T4">See the the table under ‘Bases’, below, for a list of base codes allowed by </text:span><text:span text:style-name="Strong_20_Emphasis"><text:span text:style-name="T4">lvb</text:span></text:span><text:span text:style-name="T4">.</text:span></text:p>
      <text:p text:style-name="P6"><text:span text:style-name="T4">A gap represented by the letter ‘</text:span><text:span text:style-name="HTML_20_Code"><text:span text:style-name="T18">O</text:span></text:span><text:span text:style-name="T4">’ in the data matrix is always treated as a character state in its own right (fifth state). </text:span><text:span text:style-name="Strong_20_Emphasis"><text:span text:style-name="T4">lvb</text:span></text:span><text:span text:style-name="T4"> can treat gaps represented by ‘</text:span><text:span text:style-name="HTML_20_Code"><text:span text:style-name="T18">-</text:span></text:span><text:span text:style-name="T4">’ in either of the following ways:</text:span></text:p>
      <text:p text:style-name="P6"><text:bookmark text:name="item_Fifth_state"/><text:soft-page-break/><text:span text:style-name="Strong_20_Emphasis"><text:span text:style-name="T7">Fifth state</text:span></text:span><text:span text:style-name="Strong_20_Emphasis"><text:span text:style-name="T9">: ‘</text:span></text:span><text:span text:style-name="HTML_20_Code"><text:span text:style-name="T22">-</text:span></text:span><text:span text:style-name="Strong_20_Emphasis"><text:span text:style-name="T9">’</text:span></text:span><text:span text:style-name="T9"> </text:span><text:span text:style-name="T7">is treated as equivalent to ‘</text:span><text:span text:style-name="HTML_20_Code"><text:span text:style-name="T18">O</text:span></text:span><text:span text:style-name="T7">’.</text:span></text:p>
      <text:p text:style-name="P6"><text:bookmark text:name="item_Unknown"/><text:span text:style-name="Strong_20_Emphasis"><text:span text:style-name="T7">Unknown</text:span></text:span><text:span text:style-name="Strong_20_Emphasis"><text:span text:style-name="T9">: ‘</text:span></text:span><text:span text:style-name="HTML_20_Code"><text:span text:style-name="T6">-</text:span></text:span><text:span text:style-name="Strong_20_Emphasis"><text:span text:style-name="T9">’</text:span></text:span><text:span text:style-name="T7"> is treated as equivalent to ‘</text:span><text:span text:style-name="HTML_20_Code"><text:span text:style-name="T18">?</text:span></text:span><text:span text:style-name="HTML_20_Code"><text:span text:style-name="T6">’</text:span></text:span><text:span text:style-name="T7">, i.e., as an ambiguous site that may contain ‘</text:span><text:span text:style-name="HTML_20_Code"><text:span text:style-name="T18">A</text:span></text:span><text:span text:style-name="T7">’ or ‘</text:span><text:span text:style-name="HTML_20_Code"><text:span text:style-name="T18">C</text:span></text:span><text:span text:style-name="T7">’ or ‘</text:span><text:span text:style-name="HTML_20_Code"><text:span text:style-name="T18">G</text:span></text:span><text:span text:style-name="T7">’ or ‘</text:span><text:span text:style-name="HTML_20_Code"><text:span text:style-name="T18">T</text:span></text:span><text:span text:style-name="T7">’ or ‘</text:span><text:span text:style-name="HTML_20_Code"><text:span text:style-name="T18">O</text:span></text:span><text:span text:style-name="T7">’.</text:span></text:p>
      <text:p text:style-name="P6"><text:span text:style-name="T4">When prompted for the treatment of </text:span><text:span text:style-name="Strong_20_Emphasis"><text:span text:style-name="T9">‘</text:span></text:span><text:span text:style-name="HTML_20_Code"><text:span text:style-name="T6">-</text:span></text:span><text:span text:style-name="Strong_20_Emphasis"><text:span text:style-name="T9">’</text:span></text:span><text:span text:style-name="T4">, type </text:span><text:span text:style-name="HTML_20_Code"><text:span text:style-name="T6">U</text:span></text:span><text:span text:style-name="T4"> or </text:span><text:span text:style-name="HTML_20_Code"><text:span text:style-name="T6">F</text:span></text:span><text:span text:style-name="T4"> followed by </text:span><text:span text:style-name="HTML_20_Code"><text:span text:style-name="T6">RETURN</text:span></text:span><text:span text:style-name="T4"> for ‘unknown’ or ‘fifth state’, respectively.</text:span></text:p>
      <text:p text:style-name="P5">Generally, ‘unknown’ is the recommended treatment. ‘Fifth state’ may give excessive weight to multi-site gaps, since each affected base position will be counted as one event.</text:p>
      <text:h text:style-name="P28" text:outline-level="3"><text:bookmark text:name="cooling_schedule"/>Cooling schedule</text:h>
      <text:p text:style-name="P6"><text:span text:style-name="T4">When prompted for the cooling schedule, press </text:span><text:span text:style-name="HTML_20_Code"><text:span text:style-name="T18">RETURN</text:span></text:span><text:span text:style-name="T4"> for the default or enter </text:span><text:span text:style-name="HTML_20_Code"><text:span text:style-name="T18">G</text:span></text:span><text:span text:style-name="T4"> or </text:span><text:span text:style-name="HTML_20_Code"><text:span text:style-name="T18">L</text:span></text:span><text:span text:style-name="T4"> for ‘geometric’ or ‘linear’, respectively.</text:span></text:p>
      <text:p text:style-name="P6"><text:span text:style-name="T4">‘Geometric’ causes </text:span><text:span text:style-name="Strong_20_Emphasis"><text:span text:style-name="T4">lvb</text:span></text:span><text:span text:style-name="T4"> to run rapidly and usually gives results of good quality. (In the simulated annealing heuristic search, the relation between one level of the ‘temperature’ and the next is set to exponential decay.) This is the default.</text:span></text:p>
      <text:p text:style-name="P6"><text:span text:style-name="T4">‘Linear’ causes </text:span><text:span text:style-name="Strong_20_Emphasis"><text:span text:style-name="T4">lvb</text:span></text:span><text:span text:style-name="T4"> to run more slowly and may give results of even better quality. (The relation between one level of the ‘temperature’ and the next is set to linear decrease.)</text:span></text:p>
      <text:h text:style-name="P27" text:outline-level="3"><text:bookmark text:name="random_number_seed"/>Random number seed</text:h>
      <text:p text:style-name="P6"><text:span text:style-name="T4">When prompted for the random number seed, press </text:span><text:span text:style-name="HTML_20_Code"><text:span text:style-name="T18">RETURN</text:span></text:span><text:span text:style-name="T4"> for the default or enter an integer in the range 0 to 900000000 inclusive.</text:span></text:p>
      <text:p text:style-name="P5">The default value is taken from the system clock and hence will vary from one analysis to the next, changing every second. The default is usually appropriate.</text:p>
      <text:h text:style-name="P27" text:outline-level="3"><text:bookmark text:name="bootstrapping"/>Bootstrapping</text:h>
      <text:p text:style-name="P6"><text:span text:style-name="T4">When prompted for the number of bootstrap replicates, enter the number of replicates required. If bootstrapping is not required, enter the number 0 or just press </text:span><text:span text:style-name="HTML_20_Code"><text:span text:style-name="T18">RETURN</text:span></text:span><text:span text:style-name="T4">.</text:span></text:p>
      <text:p text:style-name="P6"><text:span text:style-name="Strong_20_Emphasis"><text:span text:style-name="T4">lvb</text:span></text:span><text:span text:style-name="T4"> allows from 1 to 1000000 bootstrap replicates. For each replicate, a bootstrap sample of sites in the alignment is generated and analysed.</text:span></text:p>
      <text:p text:style-name="P6"><text:span text:style-name="T4">For an alignment matrix of </text:span><text:span text:style-name="Emphasis"><text:span text:style-name="T4">m</text:span></text:span><text:span text:style-name="T4"> sites, each bootstrap replicate contains </text:span><text:span text:style-name="Emphasis"><text:span text:style-name="T4">m</text:span></text:span><text:span text:style-name="T4"> sites, randomly sampled with replacement from the originals. Compared to the original alignment, it is likely that some sites are left out, some are present once, and others are present twice or more. In </text:span><text:span text:style-name="Strong_20_Emphasis"><text:span text:style-name="T4">lvb</text:span></text:span><text:span text:style-name="T4"> the probability of including a site is equal for all sites, irrespective of whether the site varies or is constant.</text:span></text:p>
      <text:p text:style-name="P5">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h text:style-name="P24" text:outline-level="2"><text:bookmark text:name="infile"/><text:soft-page-break/>infile</text:h>
      <text:p text:style-name="P6"><text:span text:style-name="T4">The data matrix must be in a file called </text:span><text:span text:style-name="HTML_20_Code"><text:span text:style-name="T18">infile</text:span></text:span><text:span text:style-name="T4">. </text:span><text:span text:style-name="Strong_20_Emphasis"><text:span text:style-name="T4">lvb</text:span></text:span><text:span text:style-name="T4"> expects this file to contain a single nucleotide matrix in PHYLIP 3.6 format.</text:span></text:p>
      <text:p text:style-name="P5"><text:span text:style-name="T16">Layout</text:span>. The simplest type of data matrix file looks something like this:</text:p>
      <text:p text:style-name="P2"><text:span text:style-name="HTML_20_Code"><text:span text:style-name="T23"><text:s/></text:span></text:span><text:span text:style-name="HTML_20_Code"><text:span text:style-name="T20">6 13<text:line-break/>Archaeopt CGATGCTTAC CGC<text:line-break/>HesperorniCGTTACTCGT TGT<text:line-break/>BaluchitheTAATGTTAAT TGT<text:line-break/>B. virginiTAATGTTCGT TGT<text:line-break/>BrontosaurCAAAACCCAT CAT<text:line-break/>B.subtilisGGCAGCCAAT CAC</text:span></text:span></text:p>
      <text:p text:style-name="P5">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5">The name should come right at the start of the line, without any preceding blanks or tabs. It should be ten characters in length, filled out to the full ten characters by trailing blanks if shorter. Any printable ASCII character is allowed in the name, <text:span text:style-name="T15">except</text:span> for parentheses ‘<text:span text:style-name="T17">(</text:span>’ and ‘<text:span text:style-name="T17">)</text:span>’, square brackets ‘<text:span text:style-name="T17">[</text:span>’ and ‘<text:span text:style-name="T17">]</text:span>’, colon ‘<text:span text:style-name="T17">:</text:span>’, semicolon ‘<text:span text:style-name="T17">;</text:span>’ and comma ‘<text:span text:style-name="T17">,</text:span>’. If you forget to extend the names to ten characters in length by blanks, an error message will result.</text:p>
      <text:p text:style-name="P5">The biological characters (bases or gaps) are each a single ASCII character, sometimes separated by blanks.</text:p>
      <text:p text:style-name="P6"><text:span text:style-name="T4">The sequences can continue over multiple lines. When this is done the sequences must be either in </text:span><text:span text:style-name="Emphasis"><text:span text:style-name="T4">interleaved</text:span></text:span><text:span text:style-name="T4"> format or </text:span><text:span text:style-name="Emphasis"><text:span text:style-name="T4">sequential</text:span></text:span><text:span text:style-name="T4">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2"><text:span text:style-name="HTML_20_Code"><text:span text:style-name="T23"><text:s/></text:span></text:span><text:span text:style-name="HTML_20_Code"><text:span text:style-name="T20">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5">while in sequential format the same sequences would be:</text:p>
      <text:p text:style-name="P2"><text:soft-page-break/><text:span text:style-name="HTML_20_Code"><text:span text:style-name="T23"><text:s/></text:span></text:span><text:span text:style-name="HTML_20_Code"><text:span text:style-name="T20">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6"><text:span text:style-name="T4">If each sequence only occupies one line in the matrix file, there is no difference between sequential and interleaved format and </text:span><text:span text:style-name="Strong_20_Emphasis"><text:span text:style-name="T4">lvb</text:span></text:span><text:span text:style-name="T4"> can read the file in either way. Other than this special case, it is important not to read an interleaved matrix as sequential or a sequential matrix as interleaved. A </text:span><text:span text:style-name="HTML_20_Code"><text:span text:style-name="T18">BAD BASE</text:span></text:span><text:span text:style-name="T4"> error message often indicates that the wrong format has been specified.</text:span></text:p>
      <text:p text:style-name="P5">Note that a portion of a sequence like this:</text:p>
      <text:p text:style-name="P17"><text:span text:style-name="HTML_20_Code"><text:span text:style-name="T20">300 AAGCGTGAAC GTTGTACTAA TRCAG</text:span></text:span></text:p>
      <text:p text:style-name="P5">is perfectly legal, assuming that the sequence name has gone before and is filled out to full length by blanks. The above digits and blanks will be ignored, the sequence being taken as starting at the first base symbol (in this case an <text:span text:style-name="T17">A</text:span>). This should enable you to use output from many multiple-sequence alignment programs with only minimal editing.</text:p>
      <text:p text:style-name="P6"><text:span text:style-name="T8">lvb</text:span><text:span text:style-name="T4"> may have difficulties with spaces at the end of lines. The symptoms of this problem are that </text:span><text:span text:style-name="T8">lvb</text:span><text:span text:style-name="T4"> complains about a </text:span><text:span text:style-name="HTML_20_Code"><text:span text:style-name="T18">BAD BASE</text:span></text:span><text:span text:style-name="T4">, and you can find no other cause for this complaint. The problem may be avoided by deleting any spaces at the end of lines.</text:span></text:p>
      <text:p text:style-name="P6"><text:span text:style-name="T4">In interleaved format the present version of </text:span><text:span text:style-name="Strong_20_Emphasis"><text:span text:style-name="T4">lvb</text:span></text:span><text:span text:style-name="T4">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4">lvb</text:span></text:span><text:span text:style-name="T4"> complains that the sequences are not properly aligned, and you can find no other cause for this complaint.</text:span></text:p>
      <text:p text:style-name="P6"><text:span text:style-name="T8">Bases</text:span><text:span text:style-name="T4">. The sequences may contain A’s, G’s, C’s and T’s (or U’s, which </text:span><text:span text:style-name="Strong_20_Emphasis"><text:span text:style-name="T4">lvb</text:span></text:span><text:span text:style-name="T4"> treats as equivalent to T’s). Each ASCII character in the sequence must be one of the letters </text:span><text:span text:style-name="HTML_20_Code"><text:span text:style-name="T18">A</text:span></text:span><text:span text:style-name="T4">, </text:span><text:span text:style-name="HTML_20_Code"><text:span text:style-name="T18">B</text:span></text:span><text:span text:style-name="T4">, </text:span><text:span text:style-name="HTML_20_Code"><text:span text:style-name="T18">C</text:span></text:span><text:span text:style-name="T4">, </text:span><text:span text:style-name="HTML_20_Code"><text:span text:style-name="T18">D</text:span></text:span><text:span text:style-name="T4">, </text:span><text:span text:style-name="HTML_20_Code"><text:span text:style-name="T18">G</text:span></text:span><text:span text:style-name="T4">, </text:span><text:span text:style-name="HTML_20_Code"><text:span text:style-name="T18">H</text:span></text:span><text:span text:style-name="T4">, </text:span><text:span text:style-name="HTML_20_Code"><text:span text:style-name="T18">K</text:span></text:span><text:span text:style-name="T4">, </text:span><text:span text:style-name="HTML_20_Code"><text:span text:style-name="T18">M</text:span></text:span><text:span text:style-name="T4">, </text:span><text:span text:style-name="HTML_20_Code"><text:span text:style-name="T18">N</text:span></text:span><text:span text:style-name="T4">, </text:span><text:span text:style-name="HTML_20_Code"><text:span text:style-name="T18">O</text:span></text:span><text:span text:style-name="T4">, </text:span><text:span text:style-name="HTML_20_Code"><text:span text:style-name="T18">R</text:span></text:span><text:span text:style-name="T4">, </text:span><text:span text:style-name="HTML_20_Code"><text:span text:style-name="T18">S</text:span></text:span><text:span text:style-name="T4">, </text:span><text:span text:style-name="HTML_20_Code"><text:span text:style-name="T18">T</text:span></text:span><text:span text:style-name="T4">, </text:span><text:span text:style-name="HTML_20_Code"><text:span text:style-name="T18">U</text:span></text:span><text:span text:style-name="T4">, </text:span><text:span text:style-name="HTML_20_Code"><text:span text:style-name="T18">V</text:span></text:span><text:span text:style-name="T4">, </text:span><text:span text:style-name="HTML_20_Code"><text:span text:style-name="T18">W</text:span></text:span><text:span text:style-name="T4">, </text:span><text:span text:style-name="HTML_20_Code"><text:span text:style-name="T18">X</text:span></text:span><text:span text:style-name="T4">, </text:span><text:span text:style-name="HTML_20_Code"><text:span text:style-name="T18">Y</text:span></text:span><text:span text:style-name="T4">, </text:span><text:span text:style-name="HTML_20_Code"><text:span text:style-name="T18">?</text:span></text:span><text:span text:style-name="T4">, or </text:span><text:span text:style-name="HTML_20_Code"><text:span text:style-name="T18">-</text:span></text:span><text:span text:style-name="T4"> (a period is not allowed, because it is used in different senses in different programs). Blanks will be ignored, and so will numerical digits.</text:span></text:p>
      <text:p text:style-name="P5">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2"><text:soft-page-break/><text:span text:style-name="HTML_20_Code"><text:span text:style-name="T10">Symbol:<text:tab/>Meaning: <text:s text:c="55"/></text:span></text:span><text:span text:style-name="HTML_20_Code"><text:span text:style-name="T20"><text:line-break/>A<text:tab/></text:span></text:span><text:span text:style-name="HTML_20_Code"><text:span text:style-name="T4">Adenine</text:span></text:span><text:span text:style-name="HTML_20_Code"><text:span text:style-name="T20"><text:line-break/>G<text:tab/></text:span></text:span><text:span text:style-name="HTML_20_Code"><text:span text:style-name="T4">Guanine</text:span></text:span><text:span text:style-name="HTML_20_Code"><text:span text:style-name="T20"><text:line-break/>C<text:tab/></text:span></text:span><text:span text:style-name="HTML_20_Code"><text:span text:style-name="T4">Cytosine</text:span></text:span><text:span text:style-name="HTML_20_Code"><text:span text:style-name="T20"><text:line-break/>T<text:tab/></text:span></text:span><text:span text:style-name="HTML_20_Code"><text:span text:style-name="T4">Thymine</text:span></text:span><text:span text:style-name="HTML_20_Code"><text:span text:style-name="T20"><text:line-break/>U<text:tab/></text:span></text:span><text:span text:style-name="HTML_20_Code"><text:span text:style-name="T4">Uracil (treated as T by lvb)</text:span></text:span><text:span text:style-name="HTML_20_Code"><text:span text:style-name="T20"><text:line-break/>Y<text:tab/></text:span></text:span><text:span text:style-name="HTML_20_Code"><text:span text:style-name="T4">pYrimidine (C or T)</text:span></text:span><text:span text:style-name="HTML_20_Code"><text:span text:style-name="T20"><text:line-break/>R<text:tab/></text:span></text:span><text:span text:style-name="HTML_20_Code"><text:span text:style-name="T4">puRine (A or G)</text:span></text:span><text:span text:style-name="HTML_20_Code"><text:span text:style-name="T20"><text:line-break/>W<text:tab/></text:span></text:span><text:span text:style-name="HTML_20_Code"><text:span text:style-name="T4">‘Weak’ (A or T)</text:span></text:span><text:span text:style-name="HTML_20_Code"><text:span text:style-name="T20"><text:line-break/>S<text:tab/></text:span></text:span><text:span text:style-name="HTML_20_Code"><text:span text:style-name="T4">‘Strong’ (C or G)</text:span></text:span><text:span text:style-name="HTML_20_Code"><text:span text:style-name="T20"><text:line-break/>K<text:tab/></text:span></text:span><text:span text:style-name="HTML_20_Code"><text:span text:style-name="T4">‘Keto’ (T or G)</text:span></text:span><text:span text:style-name="HTML_20_Code"><text:span text:style-name="T20"><text:line-break/>M<text:tab/></text:span></text:span><text:span text:style-name="HTML_20_Code"><text:span text:style-name="T4">‘aMino’ (C or A)</text:span></text:span><text:span text:style-name="HTML_20_Code"><text:span text:style-name="T20"><text:line-break/>B<text:tab/></text:span></text:span><text:span text:style-name="HTML_20_Code"><text:span text:style-name="T4">not A (C or G or T)</text:span></text:span><text:span text:style-name="HTML_20_Code"><text:span text:style-name="T20"><text:line-break/>D<text:tab/></text:span></text:span><text:span text:style-name="HTML_20_Code"><text:span text:style-name="T4">not C (A or G or T)</text:span></text:span><text:span text:style-name="HTML_20_Code"><text:span text:style-name="T20"><text:line-break/>H<text:tab/></text:span></text:span><text:span text:style-name="HTML_20_Code"><text:span text:style-name="T4">not G (A or C or T)</text:span></text:span><text:span text:style-name="HTML_20_Code"><text:span text:style-name="T20"><text:line-break/>V<text:tab/></text:span></text:span><text:span text:style-name="HTML_20_Code"><text:span text:style-name="T4">not T (A or C or G)</text:span></text:span><text:span text:style-name="HTML_20_Code"><text:span text:style-name="T20"><text:line-break/>N<text:tab/></text:span></text:span><text:span text:style-name="HTML_20_Code"><text:span text:style-name="T4">aNy base (A or C or G or T)</text:span></text:span><text:span text:style-name="HTML_20_Code"><text:span text:style-name="T20"><text:line-break/>X<text:tab/></text:span></text:span><text:span text:style-name="HTML_20_Code"><text:span text:style-name="T4">any base (A or C or G or T)</text:span></text:span><text:span text:style-name="HTML_20_Code"><text:span text:style-name="T20"><text:line-break/>?<text:tab/></text:span></text:span><text:span text:style-name="HTML_20_Code"><text:span text:style-name="T4">unknown (A or C or G or T or O)</text:span></text:span><text:span text:style-name="HTML_20_Code"><text:span text:style-name="T20"><text:line-break/>O<text:tab/></text:span></text:span><text:span text:style-name="HTML_20_Code"><text:span text:style-name="T4">gap</text:span></text:span><text:span text:style-name="HTML_20_Code"><text:span text:style-name="T20"><text:line-break/>-<text:tab/></text:span></text:span><text:span text:style-name="HTML_20_Code"><text:span text:style-name="T4">gap (O; alternatively, A or C or G or T or O)</text:span></text:span></text:p>
      <text:p text:style-name="P6"><text:span text:style-name="HTML_20_Code"><text:span text:style-name="T4">For further information on </text:span></text:span><text:span text:style-name="HTML_20_Code"><text:span text:style-name="T6">‘</text:span></text:span><text:span text:style-name="HTML_20_Code"><text:span text:style-name="T18">-</text:span></text:span><text:span text:style-name="HTML_20_Code"><text:span text:style-name="T6">’</text:span></text:span><text:span text:style-name="HTML_20_Code"><text:span text:style-name="T4">, see ‘Treatment of gaps’, above.</text:span></text:span></text:p>
      <text:p text:style-name="P14"/>
      <text:p text:style-name="P14"/>
      <text:p text:style-name="P15"><text:bookmark text:name="output"/>OUTPUT</text:p>
      <text:h text:style-name="P24" text:outline-level="2"><text:bookmark text:name="screen_(standard_output)"/>Screen (standard output)</text:h>
      <text:p text:style-name="P6"><text:span text:style-name="Strong_20_Emphasis"><text:span text:style-name="T4">lvb</text:span></text:span><text:span text:style-name="T4"> logs its version, details of the analysis, indication of progress and any errors encountered to the standard output, which is usually the screen.</text:span></text:p>
      <text:p text:style-name="P5">Without bootstrapping, the ‘temperature’, rearrangement number (iteration) of the search and current tree length are logged periodically. During simulated annealing, the tree length can go up as well as down. LVB keeps and outputs the shortest trees encountered during its search. The length of this tree or trees is logged to the screen near end of the analysis.</text:p>
      <text:p text:style-name="P5">With bootstrapping, the replicate number is logged, along with the number of rearrangements tries, the number of trees output (currently always 1) and length of tree found for that replicate.</text:p>
      <text:h text:style-name="P24" text:outline-level="2"><text:bookmark text:name="outtree"/>outtree</text:h>
      <text:p text:style-name="P6"><text:span text:style-name="T4">Without bootstrapping, the file </text:span><text:span text:style-name="HTML_20_Code"><text:span text:style-name="T18">outtree</text:span></text:span><text:span text:style-name="T4"> contains the most parsimonious tree or trees found.</text:span></text:p>
      <text:p text:style-name="P6"><text:span text:style-name="T4">With bootstrapping, </text:span><text:span text:style-name="HTML_20_Code"><text:span text:style-name="T18">outtree</text:span></text:span><text:span text:style-name="T4"> contains one most parsimonious tree found for each replicate. </text:span></text:p>
      <text:p text:style-name="P5"><text:soft-page-break/>Trees use a subset of the ‘Newick standard’ tree format. This is accepted by many other programs.</text:p>
      <text:p text:style-name="P6"><text:span text:style-name="T4">Trees may be converted to graphics files using the </text:span><text:span text:style-name="HTML_20_Code"><text:span text:style-name="T6">drawtree</text:span></text:span><text:span text:style-name="T4"> program of the PHYLIP package. They may also be viewed and printed using the separate program, Mesquite.</text:span></text:p>
      <text:p text:style-name="P6"><text:span text:style-name="T4">Without bootstrapping, if more than one equally parsimonious tree is found, these may be combined in various ways using </text:span><text:span text:style-name="HTML_20_Code"><text:span text:style-name="T18">consense</text:span></text:span><text:span text:style-name="T4"> in the PHYLIP package. With bootstrapping, </text:span><text:span text:style-name="HTML_20_Code"><text:span text:style-name="T18">consense</text:span></text:span><text:span text:style-name="T4"> is useful to generate the majority rule consensus tree.</text:span></text:p>
      <text:p text:style-name="P5">Output trees are unrooted and branch lengths are not given. Some software (e.g. Mesquite) will display these trees as if they are rooted, but the root is entirely arbitrary and must not be regarded as biologically meaningful.</text:p>
      <text:p text:style-name="P6"><text:span text:style-name="T4">Trees may be rooted with the </text:span><text:span text:style-name="HTML_20_Code"><text:span text:style-name="T18">retree</text:span></text:span><text:span text:style-name="T4"> program of the PHYLIP package. Trees may also be rooted and branch lengths (under various models of character state change) may be obtained by importing the data matrix and tree into Mesquite.</text:span></text:p>
      <text:p text:style-name="P14"/>
      <text:p text:style-name="P14"/>
      <text:p text:style-name="P15"><text:bookmark text:name="compiling_lvb"/>COMPILING LVB</text:p>
      <text:p text:style-name="P6"><text:span text:style-name="Strong_20_Emphasis"><text:span text:style-name="T4">lvb</text:span></text:span><text:span text:style-name="T4"> is available at the LVB Web page as ready-to-run software for Apple Mac OS X and for Raspbian Linux on the Raspberry Pi.</text:span></text:p>
      <text:p text:style-name="P6"><text:span text:style-name="T4">For other platforms, or if you wish to modify the source code, you will have to compile </text:span><text:span text:style-name="Strong_20_Emphasis"><text:span text:style-name="T4">lvb</text:span></text:span><text:span text:style-name="T4">. It is written in ANSI C and is expected to compile and run on a variety of operating systems.</text:span></text:p>
      <text:p text:style-name="P6"><text:span text:style-name="T4">Assuming your system is UNIX-like, uses GNU </text:span><text:span text:style-name="HTML_20_Code"><text:span text:style-name="T18">make</text:span></text:span><text:span text:style-name="T4"> and has Perl and LibreOffice installed, follow the instructions below. If using non-UNIX-like system such as Windows, the instructions below will require adjustment.</text:span></text:p>
      <text:h text:style-name="P24" text:outline-level="2"><text:bookmark text:name="unpacking_the_source_code"/>Unpacking the source code</text:h>
      <text:p text:style-name="P6"><text:span text:style-name="T4">Assuming </text:span><text:span text:style-name="HTML_20_Code"><text:span text:style-name="T18">lvb_3.</text:span></text:span><text:span text:style-name="HTML_20_Code"><text:span text:style-name="T19">1</text:span></text:span><text:span text:style-name="HTML_20_Code"><text:span text:style-name="T18">_source.tar.gz</text:span></text:span><text:span text:style-name="T4"> is in the current directory, enter the following commands:</text:span></text:p>
      <text:p text:style-name="P17"><text:span text:style-name="HTML_20_Code"><text:span text:style-name="T11"><text:s/></text:span></text:span><text:span text:style-name="HTML_20_Code"><text:span text:style-name="T20">tar xzvf lvb_3.</text:span></text:span><text:span text:style-name="HTML_20_Code"><text:span text:style-name="T21">1</text:span></text:span><text:span text:style-name="HTML_20_Code"><text:span text:style-name="T20">_source.tar.gz</text:span></text:span></text:p>
      <text:p text:style-name="P6"><text:span text:style-name="T4">This gives you a main directory </text:span><text:span text:style-name="HTML_20_Code"><text:span text:style-name="T18">lvb_3.</text:span></text:span><text:span text:style-name="HTML_20_Code"><text:span text:style-name="T19">1</text:span></text:span><text:span text:style-name="T4"> with two subdirectories, </text:span><text:span text:style-name="HTML_20_Code"><text:span text:style-name="T18">LVB_MAIN</text:span></text:span><text:span text:style-name="T4"> and </text:span><text:span text:style-name="HTML_20_Code"><text:span text:style-name="T18">PHYLIP_FOR_LVB</text:span></text:span><text:span text:style-name="T4">.</text:span></text:p>
      <text:h text:style-name="P24" text:outline-level="2"><text:bookmark text:name="compiler_flags"/>Compiler options</text:h>
      <text:p text:style-name="P6"><text:span text:style-name="T4">By default, LVB is built using compiler options which make sense for GNU C (gcc). To use other compiler options, edit the file </text:span><text:span text:style-name="HTML_20_Code"><text:span text:style-name="T18">LVB_MAIN/Makefile</text:span></text:span><text:span text:style-name="T4"> before compiling.</text:span></text:p>
      <text:h text:style-name="P26" text:outline-level="2"><text:bookmark text:name="compilation"/><text:soft-page-break/>Compilation</text:h>
      <text:p text:style-name="P6"><text:span text:style-name="T4">Now, assuming you begin in the </text:span><text:span text:style-name="HTML_20_Code"><text:span text:style-name="T18">lvb_3.</text:span></text:span><text:span text:style-name="HTML_20_Code"><text:span text:style-name="T19">1</text:span></text:span><text:span text:style-name="T4"> directory, the following sequence of commands will build </text:span><text:span text:style-name="Strong_20_Emphasis"><text:span text:style-name="T4">lvb</text:span></text:span><text:span text:style-name="T4"> and test it:</text:span></text:p>
      <text:p text:style-name="P17"><text:span text:style-name="HTML_20_Code"><text:span text:style-name="T20">cd LVB_MAIN<text:line-break/>make<text:line-break/>make test</text:span></text:span></text:p>
      <text:p text:style-name="P5">Results of the above commands are:</text:p>
      <text:list xml:id="list5467694595564265151" text:style-name="WW8Num4">
        <text:list-item>
          <text:p text:style-name="P22"><text:span text:style-name="T7">A report on the tests, which is sent to the screen. All tests should pass. Any failure may indicate that </text:span><text:span text:style-name="Strong_20_Emphasis"><text:span text:style-name="T7">lvb</text:span></text:span><text:span text:style-name="T4"> </text:span><text:span text:style-name="T7">won't work properly on your system.</text:span></text:p>
        </text:list-item>
        <text:list-item>
          <text:p text:style-name="P22"><text:span text:style-name="T7">A stand-alone executable file, </text:span><text:span text:style-name="HTML_20_Code"><text:span text:style-name="T18">lvb</text:span></text:span><text:span text:style-name="T7">. This is all that is required to run the program. </text:span></text:p>
        </text:list-item>
        <text:list-item>
          <text:p text:style-name="P22"><text:span text:style-name="T7">Internal documention of the LVB program, consisting of HTML files in the </text:span><text:span text:style-name="HTML_20_Code"><text:span text:style-name="T18">docs_programmer</text:span></text:span><text:span text:style-name="T4"> </text:span><text:span text:style-name="T7">directory (see below).</text:span></text:p>
        </text:list-item>
      </text:list>
      <text:p text:style-name="P6"><text:span text:style-name="T4">After changing the source code or </text:span><text:span text:style-name="HTML_20_Code"><text:span text:style-name="T18">Makefile</text:span></text:span><text:span text:style-name="T4">, it is safer to always make again from scratch.</text:span></text:p>
      <text:h text:style-name="P24" text:outline-level="2"><text:bookmark text:name="documentation"/>Documentation</text:h>
      <text:p text:style-name="P6"><text:span text:style-name="T4">The source for the main documentation (i.e. this file) is </text:span><text:span text:style-name="HTML_20_Code"><text:span text:style-name="T18">lvb_manual.odt</text:span></text:span><text:span text:style-name="T4"> in the </text:span><text:span text:style-name="HTML_20_Code"><text:span text:style-name="T18">LVB_MAIN</text:span></text:span><text:span text:style-name="T4"> directory. </text:span><text:span text:style-name="T20">make</text:span><text:span text:style-name="T4"> invokes LibreOffice to convert this to PDF format, </text:span><text:span text:style-name="T20">lvb_manual.pdf</text:span><text:span text:style-name="T4">. For this to work, the LibreOffice program </text:span><text:span text:style-name="T20">soffice</text:span><text:span text:style-name="T4"> must be on your </text:span><text:span text:style-name="T20">PATH</text:span><text:span text:style-name="T4">; and you must not be running LibreOffice when you </text:span><text:span text:style-name="T20">make</text:span><text:span text:style-name="T4">.</text:span></text:p>
      <text:p text:style-name="P6"><text:span text:style-name="T4">Internal documentation will be of interest to people who wish to modify or re-use the source code of LVB. During a successful build, documentation in </text:span><text:span text:style-name="HTML_20_Code"><text:span text:style-name="T18">docs_programmer/</text:span></text:span><text:span text:style-name="T4"> is automatically extracted from POD-format comments within the LVB source code. The internal documentation is incomplete and out of date.</text:span></text:p>
      <text:p text:style-name="P6"><text:span text:style-name="T4">Documentation of PHYLIP code within LVB is given separately, in </text:span><text:span text:style-name="HTML_20_Code"><text:span text:style-name="T18">PHYLIP_FOR_LVB/README_phylip_code_in_lvb.odt</text:span></text:span><text:span text:style-name="T4">. This PHYLIP code should not be used to build PHYLIP itself, as it contains modifications specifically for LVB. PHYLIP proper may be built by downloading its source code from the PHYLIP Web page.</text:span></text:p>
      <text:p text:style-name="P14"/>
      <text:p text:style-name="P14"/>
      <text:p text:style-name="P15"><text:bookmark text:name="support"/>SUPPORT AND REGISTRATION</text:p>
      <text:p text:style-name="P6"><text:span text:style-name="T4">Please send questions and bug reports to: Daniel Barker, email </text:span><text:a xlink:type="simple" xlink:href="mailto:db60@st-andrews.ac.uk" text:style-name="Internet_20_link" text:visited-style-name="Visited_20_Internet_20_Link"><text:span text:style-name="T4">db60@st-andrews.ac.uk</text:span></text:a></text:p>
      <text:p text:style-name="P6"><text:span text:style-name="T4">To be placed on an email list to receive information on new versions, please <text:s/>email<text:line-break/></text:span><text:a xlink:type="simple" xlink:href="mailto:db60@st-andrews.ac.uk" text:style-name="Internet_20_link" text:visited-style-name="Visited_20_Internet_20_Link"><text:span text:style-name="T4">db60@st-andrews.ac.uk</text:span></text:a><text:span text:style-name="T4"> with subject ‘Register as LVB user’.</text:span></text:p>
      <text:p text:style-name="P5"><text:soft-page-break/></text:p>
      <text:p text:style-name="P14"/>
      <text:p text:style-name="P15"><text:bookmark text:name="acknowledgements"/>ACKNOWLEDGEMENTS</text:p>
      <text:p text:style-name="P6"><text:span text:style-name="T5">M</text:span><text:span text:style-name="T4">ost of the above documentation for </text:span><text:span text:style-name="T20">infile</text:span><text:span text:style-name="T4"> is taken from the PHYLIP manual. </text:span><text:span text:style-name="T5">We</text:span><text:span text:style-name="T4"> wish to thank Joe Felsenstein for making PHYLIP freely available.</text:span></text:p>
      <text:p text:style-name="P14"/>
      <text:p text:style-name="P14"/>
      <text:p text:style-name="P15"><text:bookmark text:name="see_also"/>SEE ALSO</text:p>
      <text:p text:style-name="P6"><text:bookmark text:name="item_LVB_Web_page"/><text:span text:style-name="Strong_20_Emphasis"><text:span text:style-name="T7">LVB Web site</text:span></text:span><text:span text:style-name="Strong_20_Emphasis"><text:span text:style-name="T9">: </text:span></text:span><text:a xlink:type="simple" xlink:href="http://eggg.st-andrews.ac.uk/lvb" text:style-name="Internet_20_link" text:visited-style-name="Visited_20_Internet_20_Link"><text:span text:style-name="Internet_20_link"><text:span text:style-name="T9">http://eggg.st-andrews.ac.uk/lvb</text:span></text:span></text:a></text:p>
      <text:p text:style-name="P6"><text:bookmark text:name="item_PHYLIP"/><text:span text:style-name="Strong_20_Emphasis"><text:span text:style-name="T7">PHYLIP: </text:span></text:span><text:a xlink:type="simple" xlink:href="http://evolution.genetics.washington.edu/phylip.html" text:style-name="Internet_20_link" text:visited-style-name="Visited_20_Internet_20_Link"><text:span text:style-name="Internet_20_link"><text:span text:style-name="T7">http://evolution.genetics.washington.edu/phylip.html</text:span></text:span></text:a></text:p>
      <text:p text:style-name="P6"><text:bookmark text:name="item_Mesquite"/><text:span text:style-name="Strong_20_Emphasis"><text:span text:style-name="T7">Mesquite: </text:span></text:span><text:a xlink:type="simple" xlink:href="http://mesquiteproject.org/mesquite/mesquite.html" text:style-name="Internet_20_link" text:visited-style-name="Visited_20_Internet_20_Link"><text:span text:style-name="Internet_20_link"><text:span text:style-name="T7">http://mesquiteproject.org/mesquite/mesquite.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svg:font-family="Courier"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4-09-25T18:17:05.123243250</dc:date>
    <meta:editing-duration>PT1H8M19S</meta:editing-duration>
    <meta:editing-cycles>21</meta:editing-cycles>
    <meta:generator>LibreOffice/4.3.0.4$Linux_x86 LibreOffice_project/430m0$Build-4</meta:generator>
    <meta:document-statistic meta:table-count="0" meta:image-count="0" meta:object-count="0" meta:page-count="10" meta:paragraph-count="127" meta:word-count="2938" meta:character-count="18098" meta:non-whitespace-character-count="15203"/>
  </office:meta>
</office:document-meta>
</file>